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bf6427"/>
    </style:style>
    <style:style style:name="P4" style:family="paragraph" style:parent-style-name="Text_20_body">
      <style:paragraph-properties fo:text-align="justify" style:justify-single-word="false"/>
      <style:text-properties officeooo:paragraph-rsid="00ebe751"/>
    </style:style>
    <style:style style:name="P5" style:family="paragraph" style:parent-style-name="Text_20_body">
      <style:paragraph-properties fo:text-align="justify" style:justify-single-word="false"/>
      <style:text-properties officeooo:paragraph-rsid="00efab3e"/>
    </style:style>
    <style:style style:name="P6" style:family="paragraph" style:parent-style-name="Text_20_body">
      <style:paragraph-properties fo:text-align="justify" style:justify-single-word="false"/>
      <style:text-properties fo:color="#c9211e" officeooo:rsid="0006c4c9" officeooo:paragraph-rsid="0006c4c9"/>
    </style:style>
    <style:style style:name="P7" style:family="paragraph" style:parent-style-name="Text_20_body">
      <style:paragraph-properties fo:text-align="justify" style:justify-single-word="false"/>
      <style:text-properties fo:color="#c9211e" officeooo:rsid="0006c4c9" officeooo:paragraph-rsid="006f2b84"/>
    </style:style>
    <style:style style:name="P8" style:family="paragraph" style:parent-style-name="Text_20_body">
      <style:paragraph-properties fo:text-align="justify" style:justify-single-word="false"/>
      <style:text-properties fo:color="#c9211e" officeooo:rsid="0006c4c9" officeooo:paragraph-rsid="00f9ea87"/>
    </style:style>
    <style:style style:name="P9" style:family="paragraph" style:parent-style-name="Text_20_body">
      <style:paragraph-properties fo:text-align="justify" style:justify-single-word="false"/>
      <style:text-properties fo:color="#c9211e" officeooo:rsid="0006c4c9" officeooo:paragraph-rsid="002681aa"/>
    </style:style>
    <style:style style:name="P10" style:family="paragraph" style:parent-style-name="Text_20_body">
      <style:paragraph-properties fo:text-align="justify" style:justify-single-word="false"/>
      <style:text-properties fo:color="#c9211e" officeooo:paragraph-rsid="0078797a"/>
    </style:style>
    <style:style style:name="P11" style:family="paragraph" style:parent-style-name="Text_20_body">
      <style:paragraph-properties fo:text-align="center" style:justify-single-word="false"/>
      <style:text-properties fo:font-size="6pt" fo:font-style="italic" fo:font-weight="bold" officeooo:paragraph-rsid="00b9a6d1" style:font-size-asian="6pt" style:font-style-asian="italic" style:font-weight-asian="bold" style:font-size-complex="6pt" style:font-style-complex="italic" style:font-weight-complex="bold"/>
    </style:style>
    <style:style style:name="P12" style:family="paragraph" style:parent-style-name="Text_20_body">
      <style:paragraph-properties fo:text-align="justify" style:justify-single-word="false"/>
      <style:text-properties fo:font-size="6pt" style:font-size-asian="6pt" style:font-size-complex="6pt"/>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3cm" style:auto-text-indent="false" style:page-number="auto" fo:background-color="transparent"/>
      <style:text-properties officeooo:rsid="00768836" officeooo:paragraph-rsid="00b13b2b"/>
    </style:style>
    <style:style style:name="P14" style:family="paragraph" style:parent-style-name="Text_20_body">
      <style:paragraph-properties fo:text-align="center" style:justify-single-word="false" fo:padding="0.049cm" fo:border="0.06pt solid #000000" style:shadow="#808080 0.176cm 0.176cm"/>
      <style:text-properties officeooo:paragraph-rsid="00b13b2b"/>
    </style:style>
    <style:style style:name="P15" style:family="paragraph" style:parent-style-name="Text_20_body">
      <style:paragraph-properties fo:text-align="center" style:justify-single-word="false" fo:padding="0.049cm" fo:border="0.06pt solid #000000" style:shadow="#808080 0.176cm 0.176cm"/>
      <style:text-properties fo:font-weight="bold" officeooo:rsid="000057c8" officeooo:paragraph-rsid="00b13b2b" style:font-weight-asian="bold" style:font-weight-complex="bold"/>
    </style:style>
    <style:style style:name="P16" style:family="paragraph" style:parent-style-name="Horizontal_20_Line">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ca3834" style:font-style-asian="italic" style:font-style-complex="italic"/>
    </style:style>
    <style:style style:name="T3" style:family="text">
      <style:text-properties officeooo:rsid="0006c4c9"/>
    </style:style>
    <style:style style:name="T4" style:family="text">
      <style:text-properties officeooo:rsid="001a87a7"/>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f6435a"/>
    </style:style>
    <style:style style:name="T7" style:family="text">
      <style:text-properties style:text-underline-style="solid" style:text-underline-type="double"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bold" officeooo:rsid="0001f785" style:font-weight-asian="bold" style:font-weight-complex="bold"/>
    </style:style>
    <style:style style:name="T10" style:family="text">
      <style:text-properties fo:font-weight="bold" officeooo:rsid="00484b52" style:font-weight-asian="bold" style:font-weight-complex="bold"/>
    </style:style>
    <style:style style:name="T11" style:family="text">
      <style:text-properties fo:font-weight="bold" officeooo:rsid="007309cf" style:font-weight-asian="bold" style:font-weight-complex="bold"/>
    </style:style>
    <style:style style:name="T12" style:family="text">
      <style:text-properties fo:font-weight="bold" officeooo:rsid="00d2635b"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officeooo:rsid="0075dd3d" style:font-style-asian="normal" style:font-style-complex="normal"/>
    </style:style>
    <style:style style:name="T15" style:family="text">
      <style:text-properties style:text-position="super 58%"/>
    </style:style>
    <style:style style:name="T16" style:family="text">
      <style:text-properties style:text-position="super 58%" officeooo:rsid="00e3b9fb"/>
    </style:style>
    <style:style style:name="T17" style:family="text">
      <style:text-properties officeooo:rsid="00b13b2b"/>
    </style:style>
    <style:style style:name="T18" style:family="text">
      <style:text-properties officeooo:rsid="007309cf"/>
    </style:style>
    <style:style style:name="T19" style:family="text">
      <style:text-properties officeooo:rsid="00b2c87f"/>
    </style:style>
    <style:style style:name="T20" style:family="text">
      <style:text-properties officeooo:rsid="00b8b731"/>
    </style:style>
    <style:style style:name="T21" style:family="text">
      <style:text-properties officeooo:rsid="00b9a6d1"/>
    </style:style>
    <style:style style:name="T22" style:family="text">
      <style:text-properties officeooo:rsid="00ca3834"/>
    </style:style>
    <style:style style:name="T23" style:family="text">
      <style:text-properties officeooo:rsid="00dc59cf"/>
    </style:style>
    <style:style style:name="T24" style:family="text">
      <style:text-properties officeooo:rsid="00e3b9fb"/>
    </style:style>
    <style:style style:name="T25" style:family="text">
      <style:text-properties fo:color="#c9211e" officeooo:rsid="0006c4c9"/>
    </style:style>
    <style:style style:name="T26" style:family="text">
      <style:text-properties fo:color="#c9211e" officeooo:rsid="00e5e012"/>
    </style:style>
    <style:style style:name="T27" style:family="text">
      <style:text-properties fo:color="#c9211e" style:text-position="super 58%" officeooo:rsid="00e5e012"/>
    </style:style>
    <style:style style:name="T28" style:family="text">
      <style:text-properties fo:color="#c9211e" officeooo:rsid="00e64f76"/>
    </style:style>
    <style:style style:name="T29" style:family="text">
      <style:text-properties fo:color="#c9211e" officeooo:rsid="00e738ef"/>
    </style:style>
    <style:style style:name="T30" style:family="text">
      <style:text-properties fo:color="#c9211e" fo:font-style="italic" officeooo:rsid="00e5e012" style:font-style-asian="italic" style:font-style-complex="italic"/>
    </style:style>
    <style:style style:name="T31" style:family="text">
      <style:text-properties fo:color="#c9211e" fo:font-style="italic" officeooo:rsid="0100f652" style:font-style-asian="italic" style:font-style-complex="italic"/>
    </style:style>
    <style:style style:name="T32" style:family="text">
      <style:text-properties fo:color="#c9211e" fo:font-style="italic" officeooo:rsid="00ebe751" style:font-style-asian="italic" style:font-style-complex="italic"/>
    </style:style>
    <style:style style:name="T33" style:family="text">
      <style:text-properties fo:color="#c9211e" fo:font-style="italic" fo:font-weight="bold" officeooo:rsid="00efab3e" style:font-style-asian="italic" style:font-weight-asian="bold" style:font-style-complex="italic" style:font-weight-complex="bold"/>
    </style:style>
    <style:style style:name="T34" style:family="text">
      <style:text-properties fo:color="#c9211e" fo:font-style="italic" fo:font-weight="normal" officeooo:rsid="010795fa" style:font-style-asian="italic" style:font-weight-asian="normal" style:font-style-complex="italic" style:font-weight-complex="normal"/>
    </style:style>
    <style:style style:name="T35" style:family="text">
      <style:text-properties fo:color="#c9211e" officeooo:rsid="00eafb8a"/>
    </style:style>
    <style:style style:name="T36" style:family="text">
      <style:text-properties fo:color="#c9211e" officeooo:rsid="0100f652"/>
    </style:style>
    <style:style style:name="T37" style:family="text">
      <style:text-properties fo:color="#c9211e" fo:font-style="normal" officeooo:rsid="0100f652" style:font-style-asian="normal" style:font-style-complex="normal"/>
    </style:style>
    <style:style style:name="T38" style:family="text">
      <style:text-properties fo:color="#c9211e" fo:font-style="normal" officeooo:rsid="00eafb8a" style:font-style-asian="normal" style:font-style-complex="normal"/>
    </style:style>
    <style:style style:name="T39" style:family="text">
      <style:text-properties fo:color="#c9211e" fo:font-style="normal" officeooo:rsid="00ebe751" style:font-style-asian="normal" style:font-style-complex="normal"/>
    </style:style>
    <style:style style:name="T40" style:family="text">
      <style:text-properties fo:color="#c9211e" fo:font-style="normal" officeooo:rsid="01049c0b" style:font-style-asian="normal" style:font-style-complex="normal"/>
    </style:style>
    <style:style style:name="T41" style:family="text">
      <style:text-properties fo:color="#c9211e" fo:font-style="normal" officeooo:rsid="010631f4" style:font-style-asian="normal" style:font-style-complex="normal"/>
    </style:style>
    <style:style style:name="T42" style:family="text">
      <style:text-properties fo:color="#c9211e" fo:font-style="normal" fo:font-weight="normal" officeooo:rsid="00efab3e" style:font-style-asian="normal" style:font-weight-asian="normal" style:font-style-complex="normal" style:font-weight-complex="normal"/>
    </style:style>
    <style:style style:name="T43" style:family="text">
      <style:text-properties fo:color="#c9211e" fo:font-style="normal" fo:font-weight="normal" officeooo:rsid="010795fa" style:font-style-asian="normal" style:font-weight-asian="normal" style:font-style-complex="normal" style:font-weight-complex="normal"/>
    </style:style>
    <style:style style:name="T44" style:family="text">
      <style:text-properties fo:color="#c9211e" officeooo:rsid="00ebe751"/>
    </style:style>
    <style:style style:name="T45" style:family="text">
      <style:text-properties fo:color="#c9211e" officeooo:rsid="00dc59cf"/>
    </style:style>
    <style:style style:name="T46" style:family="text">
      <style:text-properties fo:color="#c9211e" officeooo:rsid="00efab3e"/>
    </style:style>
    <style:style style:name="T47" style:family="text">
      <style:text-properties fo:color="#c9211e" officeooo:rsid="010795fa"/>
    </style:style>
    <style:style style:name="T48" style:family="text">
      <style:text-properties officeooo:rsid="00f180b4"/>
    </style:style>
    <style:style style:name="T49" style:family="text">
      <style:text-properties style:text-underline-style="none" officeooo:rsid="00f6435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8">3</text:span><text:span text:style-name="T15">e</text:span> / français / télé-travail n°<text:span text:style-name="T19">2 : correction</text:span></text:p>
      <text:p text:style-name="P14"><text:span text:style-name="T9">é</text:span><text:span text:style-name="T10">tude du t</text:span><text:span text:style-name="T11">héâtre : </text:span><text:span text:style-name="T12">biographie d’Alfred Jarry</text:span></text:p>
      <text:p text:style-name="P13"><text:span text:style-name="T14">C</text:span><text:span text:style-name="T13">e cours porte sur le théâtre et vise à vous faire étudier deux extraits d’une pièce d’Alfred Jarry intitulée </text:span><text:span text:style-name="T1">Ubu Roi</text:span><text:span text:style-name="T13">.</text:span></text:p>
      <text:p text:style-name="P2"><text:tab/>Pour ce <text:span text:style-name="T17">deuxième</text:span> envoi, <text:span text:style-name="T17">veuillez lire le texte ci-dessous; vous pouvez dès maintenant lire les pages 4, 8, et 9 du fichier envoyé en pièce jointe, fichier intitulé F3_T2_pièce_jointe.pdf . Il s’agit d’une présentation d’une mise en scène de la pièce par une troupe de théâtre.</text:span></text:p>
      <text:p text:style-name="Horizontal_20_Line"/>
      <text:p text:style-name="P11">Alfred Jarry <text:span text:style-name="T21">et Ubu Roi (d’après Wikipedia)</text:span></text:p>
      <text:p text:style-name="P12"><text:tab/>Alfred Jarry, né à Laval (Mayenne) le 8 septembre 1873 et mort à Paris le 1er novembre 1907, est un poète, romancier, écrivain et dramaturge français. <text:span text:style-name="T8">Il fut aussi dessinateur et graveur</text:span>. Dès 1885, il compose des comédies en vers et en prose.</text:p>
      <text:p text:style-name="P12"><text:tab/>En 1888, sa mère s’installe avec ses deux enfants à Rennes. Jarry entre en rhétorique au lycée de Rennes en octobre 1888. Là, M. Hébert, professeur de physique, incarne aux yeux de ses élèves « tout le grotesque qui est au monde ». L'enseignant devient le héros d’une littérature scolaire abondante, dont un texte intitulé <text:span text:style-name="T1">Les Polonais</text:span> que Jarry, en classe de première, va mettre en forme de comédie : c’est la plus ancienne version d'<text:span text:style-name="T1">Ubu </text:span><text:span text:style-name="T2">R</text:span><text:span text:style-name="T1">oi</text:span>.</text:p>
      <text:p text:style-name="P12"><text:tab/><text:span text:style-name="T7">En 1891-1892</text:span>, <text:span text:style-name="T7">il</text:span> est <text:span text:style-name="T7">élève</text:span> <text:span text:style-name="T7">au lycée Henri IV</text:span> <text:span text:style-name="T7">à Paris</text:span>.<text:span text:style-name="T20"> Ses études de littérature sont un éche</text:span>c. En décembre 1893, il fait un bref passage à la rédaction, avec Fargue, de <text:span text:style-name="T1">L'Art littéraire</text:span>, <text:span text:style-name="T22">un </text:span>bulletin mensuel d'art et de critique fondé par Louis Lormel où il signe du nom d'« Alfred-Henry Jarry » une <text:span text:style-name="T1">Berceuse pour endormir les morts</text:span>.</text:p>
      <text:p text:style-name="P12"><text:tab/><text:span text:style-name="T5">Ses</text:span> <text:span text:style-name="T5">publications</text:span> <text:span text:style-name="T5">lui</text:span> <text:span text:style-name="T5">permettent</text:span> <text:span text:style-name="T5">de</text:span> <text:span text:style-name="T5">rencontrer</text:span> <text:span text:style-name="T5">sa</text:span> <text:span text:style-name="T5">femme</text:span> <text:span text:style-name="T5">Rachilde</text:span>. Dans la maison du couple, il présente, en 1894, Ubu Roi. Dès lors, les représentations des pièces de Jarry se suivent.</text:p>
      <text:p text:style-name="P12"><text:tab/>S’identifiant à son personnage et faisant triompher le principe de plaisir sur celui de réalité, Jarry a vécu comme il lui plaisait avec ses trois attributs : la bicyclette, le revolver et l’absinthe. </text:p>
      <text:p text:style-name="P16"/>
      <text:p text:style-name="P1">Questions sur le texte. <text:span text:style-name="T4">Sauf mention contraire, toutes les réponses doivent être rédigées sans abréviation.</text:span></text:p>
      <text:p text:style-name="P6">(01) Alfred Jarry <text:span text:style-name="T24">a vécu presque toute sa vie au XIX</text:span><text:span text:style-name="T16">e</text:span><text:span text:style-name="T24"> siècle et est mort sept ans avant le début de la première guerre mondiale.</text:span></text:p>
      <text:p text:style-name="P3"><text:span text:style-name="T25">(02) L</text:span><text:span text:style-name="T26">e mot «grotesque» signifie aujourd’hui «excentrique et de mauvais goût». </text:span><text:span text:style-name="T36">Comme vous le verrez, le protagoniste </text:span><text:span text:style-name="T31">d’Ubu Roi</text:span><text:span text:style-name="T37"> est un personnage </text:span><text:span text:style-name="T31">grotesque</text:span><text:span text:style-name="T37">.</text:span><text:span text:style-name="T31"> </text:span><text:span text:style-name="T38">Peut</text:span><text:span text:style-name="T35">-être avez-vous fait le rapprochement avec le mot «grotte» ? De fait, à</text:span><text:span text:style-name="T26"> l’origine c’est un terme artistique qui désigne un style très chargé en décorations, à l’image de </text:span><text:span text:style-name="T28">ce</text:span><text:span text:style-name="T26"> qui fut trouvé dans une </text:span><text:span text:style-name="T30">grotte</text:span><text:span text:style-name="T26">, au XVI</text:span><text:span text:style-name="T27">e</text:span><text:span text:style-name="T26"> siècle, quand furent </text:span><text:span text:style-name="T29">découverts</text:span><text:span text:style-name="T26"> les restes de la </text:span><text:span text:style-name="T30">Domus Aurea</text:span><text:span text:style-name="T26"> de l’empereur Néron.</text:span></text:p>
      <text:p text:style-name="P4"><text:span text:style-name="T25">(03) </text:span><text:span text:style-name="T44">Un paradoxe est une figure de style qui caractérise un texte allant à l’encontre (</text:span><text:span text:style-name="T32">para</text:span><text:span text:style-name="T44">-) de l’opinion publique (-</text:span><text:span text:style-name="T32">doxe</text:span><text:span text:style-name="T44">). Le titre de la berceuse de Jarry étant </text:span><text:span text:style-name="T32">Berceuse pour endormir les morts</text:span><text:span text:style-name="T39">, il y a </text:span><text:span text:style-name="T40">là un </text:span><text:span text:style-name="T39">paradoxe puisqu’un mort ne peut s’endormir, </text:span><text:span text:style-name="T41">n’étant plus vivant</text:span><text:span text:style-name="T39">.</text:span></text:p>
      <text:p text:style-name="P5"><text:span text:style-name="T45">(04) </text:span><text:span text:style-name="T46">Alfred Jarry était tout à fois un «poète, romancier, écrivain et dramaturge français»; ses compétences sont donc présentées à l’aide d’une énumération. Une personne qui m</text:span><text:span text:style-name="T47">aîtrise</text:span><text:span text:style-name="T46"> tant de genres littéraires différent</text:span><text:span text:style-name="T47">s</text:span><text:span text:style-name="T46"> s’appelle un </text:span><text:span text:style-name="T33">polygraphe</text:span><text:span text:style-name="T42"> </text:span><text:span text:style-name="T43">(</text:span><text:span text:style-name="T34">poly</text:span><text:span text:style-name="T43">- : plusieurs, -</text:span><text:span text:style-name="T34">graphe</text:span><text:span text:style-name="T43"> : écrire).</text:span></text:p>
      <text:p text:style-name="P7">(0<text:span text:style-name="T23">5</text:span>) <text:span text:style-name="T48">Le mot «dramaturge» désigne quelqu’un qui écrit des pièces de théâtre. Molière, Victor Hugo, William Shakespeare et Johann Wolfgang von Goethe sont les dramaturges européens les plus connus.</text:span></text:p>
      <text:p text:style-name="P10"><text:span text:style-name="T3">(06) </text:span><text:span text:style-name="T6">Ils</text:span><text:span text:style-name="T49"> </text:span><text:span text:style-name="T6">étaient</text:span><text:span text:style-name="T49"> aussi </text:span><text:span text:style-name="T6">dessinateurs</text:span><text:span text:style-name="T49"> et </text:span><text:span text:style-name="T6">graveurs</text:span><text:span text:style-name="T49">.</text:span></text:p>
      <text:p text:style-name="P8">(07) «Ses» est un déterminant possessif, «publications» est un nom commun, «lui» est un pronom personnel, «permettent» est un verbe (permettre, actif.indicatif.présent.3P), «de» est une préposition, «rencontrer» est un verbe (rencontrer, infinitif.présent), «sa» est un déterminant possessif et «Rachilde» est un nom propre.</text:p>
      <text:p text:style-name="P9">(08) «En 1891-1892» est un complément de phrase complément circonstanciel de temps, «il» est le sujet de «est», «élève» est l’attribut du sujet de «est» («être» a pour complément non un COD mais un attribut du sujet) et «à Paris» est un complément de phrase complément circonstanciel de li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2:18:20.493072133</meta:creation-date>
    <dc:date>2021-04-01T21:14:05.987217029</dc:date>
    <meta:editing-duration>PT3H45M56S</meta:editing-duration>
    <meta:editing-cycles>169</meta:editing-cycles>
    <meta:generator>LibreOffice/6.0.7.3$Linux_X86_64 LibreOffice_project/00m0$Build-3</meta:generator>
    <meta:print-date>2020-03-16T13:02:19.953711446</meta:print-date>
    <meta:document-statistic meta:table-count="0" meta:image-count="0" meta:object-count="0" meta:page-count="1" meta:paragraph-count="19" meta:word-count="662" meta:character-count="4039" meta:non-whitespace-character-count="3389"/>
  </office:meta>
</office:document-meta>
</file>